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ef6" officeooo:paragraph-rsid="00087ef6"/>
    </style:style>
    <style:style style:name="P2" style:family="paragraph" style:parent-style-name="Standard">
      <style:text-properties officeooo:rsid="000a6e65" officeooo:paragraph-rsid="000a6e65"/>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rsid="000c9609" officeooo:paragraph-rsid="000c96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FFERTA SPECIALE VACANZE IN BICICLETTA</text:h>
      <text:p text:style-name="P3">Il Parco del Delta del Po e la costa adriatica sono territori ricchi di itinerari per tutti.<text:line-break/>Dalle vecchie saline di Comacchio fino alle Sue valli: territori tutti da scoprire.<text:line-break/>Un’offerta speciale per chi ama vivere a stretto contatto con la natura :<text:line-break/><text:line-break/>Soggiorno in Posto Tenda (Piccola - no elettricità)<text:line-break/>€ 10.00 a persona + bici e una tessera WIFI da 3 ore Non-Stop - (permanenza max 3 gg)<text:line-break/><text:line-break/>Offerta non cumulabile con altre iniziative eventualmente in corso.</text:p>
      <text:p text:style-name="P3"/>
      <text:p text:style-name="P3">Ein Sonderangebot für alle Leute die sich mit der Natur in Verbindung setzen möchten:<text:line-break/>Aufenthalt auf Stellplatz  (kein Strom).<text:line-break/><text:span text:style-name="Strong_20_Emphasis">10,00 € </text:span>pro Person + Rad und eine WiFi-Karte bis zu 3 Stunden Non-Stop - (max Aufenthalt 3 Tage)</text:p>
      <text:p text:style-name="P4"><text:a xlink:type="simple" xlink:href="http://www.campingtahiti.com/it-it/home#obj_n6">http://www.campingtahiti.com/it-it/home#obj_n6</text:a> vedi anche per fascia offerte</text:p>
      <text:p text:style-name="P1"><text:a xlink:type="simple" xlink:href="http://www.campeggi.com/italia/camping-emilia-romagna/offerte-tahiti-camping-thermae-bungalow-park/offerta-speciale-vacanze-in-bicicletta-cn1n1r8p38c4029s425o758">http://www.campeggi.com/italia/camping-emilia-romagna/offerte-tahiti-camping-thermae-bungalow-park/offerta-speciale-vacanze-in-bicicletta-cn1n1r8p38c4029s425o758</text:a></text:p>
      <text:p text:style-name="P1"/>
      <text:p text:style-name="P1">SPECIALE PRENOTA PRIMA ESTATE 2017<text:line-break/>Scegli Tahiti Camping per le tue prossime vacanze in famiglia al mare, scoprirai un tratto di costa adriatica che offre una natura incontaminata con una morbida spiaggia sabbiosa privata per gli ospiti del campeggio.<text:line-break/><text:line-break/>Approfitta dell’offerta: sconto 10% con caparra pagata entro il 31.01.17 su prenotazioni in alloggio e piazzola.<text:line-break/>Offerta valida per soggiorni con arrivo dal 01.06 al 15.07 e dal 26.08 al 18.09 e per permanenze minime di 7 notti.<text:line-break/><text:line-break/>Offerta non cumulabile con altre iniziative eventualmente in corso .</text:p>
      <text:p text:style-name="P1"/>
      <text:p text:style-name="P2"><text:a xlink:type="simple" xlink:href="http://www.travelbook.de/service/brueckentage-2017-bruecken-fuer-urlaub-perfekt-nutzen-734888.htm">http://www.travelbook.de/service/brueckentage-2017-bruecken-fuer-urlaub-perfekt-nutzen-734888.htm</text:a></text:p>
      <text:p text:style-name="P2"/>
      <text:p text:style-name="P2"><text:span text:style-name="Strong_20_Emphasis">Kurzurlaub über Pfings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5:29:49.889023298</meta:creation-date>
    <dc:date>2016-11-13T19:34:02.262965832</dc:date>
    <meta:editing-duration>PT3H17M15S</meta:editing-duration>
    <meta:editing-cycles>3</meta:editing-cycles>
    <meta:generator>LibreOffice/4.2.8.2$Linux_X86_64 LibreOffice_project/420m0$Build-2</meta:generator>
    <meta:document-statistic meta:table-count="0" meta:image-count="0" meta:object-count="0" meta:page-count="1" meta:paragraph-count="8" meta:word-count="220" meta:character-count="1629" meta:non-whitespace-character-count="1412"/>
  </office:meta>
</office:document-meta>
</file>